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5bb2" officeooo:paragraph-rsid="00005bb2"/>
    </style:style>
    <style:style style:name="P2" style:family="paragraph" style:parent-style-name="Standard">
      <style:text-properties style:text-underline-style="none" officeooo:rsid="00005bb2" officeooo:paragraph-rsid="00005bb2"/>
    </style:style>
    <style:style style:name="P3" style:family="paragraph" style:parent-style-name="Standard">
      <style:text-properties style:text-underline-style="none" officeooo:rsid="0002a40c" officeooo:paragraph-rsid="0002a40c"/>
    </style:style>
    <style:style style:name="P4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2b7db"/>
    </style:style>
    <style:style style:name="T4" style:family="text">
      <style:text-properties officeooo:rsid="0002b7db"/>
    </style:style>
    <style:style style:name="gr1" style:family="graphic">
      <style:graphic-properties draw:marker-start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"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cal: <text:span text:style-name="T1">NIF</text:span><text:span text:style-name="T2">, Nombre, Dirección, TipoNegocio</text:span></text:p>
      <text:p text:style-name="P2"><draw:line text:anchor-type="paragraph" draw:z-index="0" draw:name="Forma1" draw:style-name="gr1" draw:text-style-name="P4" svg:x1="1.806cm" svg:y1="0.134cm" svg:x2="3.182cm" svg:y2="0.901cm"><text:p/></draw:line><draw:line text:anchor-type="paragraph" draw:z-index="8" draw:name="Forma4" draw:style-name="gr2" draw:text-style-name="P4" svg:x1="5.537cm" svg:y1="10.199cm" svg:x2="1.489cm" svg:y2="0.134cm"><text:p/></draw:line></text:p>
      <text:p text:style-name="P2"/>
      <text:p text:style-name="P1"><text:span text:style-name="T2">LineaActividad: </text:span><text:span text:style-name="T1">NIF</text:span><text:span text:style-name="T2">, </text:span><text:span text:style-name="T1">Transaccion</text:span></text:p>
      <text:p text:style-name="P2"><draw:line text:anchor-type="paragraph" draw:z-index="1" draw:name="Forma2" draw:style-name="gr1" draw:text-style-name="P4" svg:x1="4.69cm" svg:y1="0.129cm" svg:x2="3.394cm" svg:y2="1.055cm"><text:p/></draw:line></text:p>
      <text:p text:style-name="P2"/>
      <text:p text:style-name="P1"><text:span text:style-name="T2">Actividad: </text:span><text:span text:style-name="T1">Transaccion</text:span><text:span text:style-name="T2">, Fecha, TotalOperacion</text:span></text:p>
      <text:p text:style-name="P2"><draw:line text:anchor-type="paragraph" draw:z-index="2" draw:name="Forma3" draw:style-name="gr1" draw:text-style-name="P4" svg:x1="3.023cm" svg:y1="0.044cm" svg:x2="2.785cm" svg:y2="0.97cm"><text:p/></draw:line></text:p>
      <text:p text:style-name="P2"/>
      <text:p text:style-name="P1"><text:span text:style-name="T2">Ticket: </text:span><text:span text:style-name="T1">Transaccion</text:span></text:p>
      <text:p text:style-name="P2"><draw:line text:anchor-type="paragraph" draw:z-index="4" draw:name="Forma5" draw:style-name="gr2" draw:text-style-name="P4" svg:x1="1.727cm" svg:y1="0.542cm" svg:x2="2.336cm" svg:y2="0.039cm"><text:p/></draw:line><draw:line text:anchor-type="paragraph" draw:z-index="3" draw:name="Forma4" draw:style-name="gr2" draw:text-style-name="P4" svg:x1="3.156cm" svg:y1="1.653cm" svg:x2="3.156cm" svg:y2="0.092cm"><text:p/></draw:line><draw:line text:anchor-type="paragraph" draw:z-index="6" draw:name="Forma7" draw:style-name="gr3" draw:text-style-name="P4" svg:x1="5.457cm" svg:y1="2.738cm" svg:x2="3.367cm" svg:y2="0.092cm"><text:p/></draw:line></text:p>
      <text:p text:style-name="P1"><text:span text:style-name="T2">Factura: </text:span><text:span text:style-name="T1">Transaccion</text:span><text:span text:style-name="T2">, NIF, Nombre, Apellido</text:span></text:p>
      <text:p text:style-name="P2"/>
      <text:p text:style-name="P1"><text:span text:style-name="T2">Pedido: </text:span><text:span text:style-name="T1">Transaccion</text:span><text:span text:style-name="T2">, Domicilio</text:span></text:p>
      <text:p text:style-name="P2"/>
      <text:p text:style-name="P2"/>
      <text:p text:style-name="P1"><text:span text:style-name="T2">LineaProducto: </text:span><text:span text:style-name="T1">Nombre</text:span><text:span text:style-name="T2">, </text:span><text:span text:style-name="T1">Transaccion</text:span><text:span text:style-name="T2">, Cantidad, TotalProducto, </text:span><text:span text:style-name="T3">PrecioFinal</text:span></text:p>
      <text:p text:style-name="P2"><draw:line text:anchor-type="paragraph" draw:z-index="5" draw:name="Forma6" draw:style-name="gr2" draw:text-style-name="P4" svg:x1="3.05cm" svg:y1="0.15cm" svg:x2="2.653cm" svg:y2="1.05cm"><text:p/></draw:line></text:p>
      <text:p text:style-name="P2"/>
      <text:p text:style-name="P1"><text:span text:style-name="T2">Producto: </text:span><text:span text:style-name="T1">Nombre</text:span><text:span text:style-name="T2">, Tipo, FecPed, Pcompra, Pventa</text:span></text:p>
      <text:p text:style-name="P2"><draw:line text:anchor-type="paragraph" draw:z-index="7" draw:name="Forma4" draw:style-name="gr2" draw:text-style-name="P4" svg:x1="2.282cm" svg:y1="0.065cm" svg:x2="4.24cm" svg:y2="0.959cm"><text:p/></draw:line></text:p>
      <text:p text:style-name="P3"/>
      <text:p text:style-name="P3">StockProductoLocal: <text:span text:style-name="T1">Nombre</text:span>, <text:span text:style-name="T1">NIF,</text:span> <text:span text:style-name="T4">Cantida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Fin_20_de_20_línea_20_1" draw:display-name="Fin de línea 1" svg:viewBox="0 0 20 30" svg:d="M10 0l-10 30h20z"/>
    <draw:marker draw:name="Fin_20_de_20_línea_20_2" draw:display-name="Fin de línea 2" svg:viewBox="0 0 10 10" svg:d="M0 0h10v10h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2:04:42.928075315</meta:creation-date>
    <dc:date>2021-01-21T20:23:08.723449950</dc:date>
    <meta:editing-duration>PT3M2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38" meta:character-count="371" meta:non-whitespace-character-count="342"/>
  </office:meta>
</office:document-meta>
</file>